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8ea" officeooo:paragraph-rsid="001748ea"/>
    </style:style>
    <style:style style:name="P2" style:family="paragraph" style:parent-style-name="Standard">
      <style:text-properties fo:font-size="22pt" officeooo:rsid="001748ea" officeooo:paragraph-rsid="001748ea" style:font-size-asian="22pt" style:font-size-complex="22pt"/>
    </style:style>
    <style:style style:name="P3" style:family="paragraph" style:parent-style-name="Standard">
      <style:text-properties fo:font-size="14pt" officeooo:rsid="001748ea" officeooo:paragraph-rsid="001748ea" style:font-size-asian="12.25pt" style:font-size-complex="14pt"/>
    </style:style>
    <style:style style:name="P4" style:family="paragraph" style:parent-style-name="Standard">
      <style:text-properties officeooo:paragraph-rsid="001748ea"/>
    </style:style>
    <style:style style:name="T1" style:family="text">
      <style:text-properties fo:font-size="18pt" officeooo:rsid="001748ea" style:font-size-asian="15.75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is Multi threading?</text:p>
      <text:p text:style-name="P4"><text:span text:style-name="T1">In this the multiple processes of an application are controlled by threads, threads are light weight programs which execute these multiple tasks simultaneously on multiple cores. Applications can also be designed to leverage processing capabilities on muti-core systems. Such applications can perform several CPU intensive tasks in parallel across the multiple computing cores. <text:s/></text:span></text:p>
      <text:p text:style-name="P3"/>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30T22:58:11.509525993</meta:creation-date>
    <dc:date>2020-04-30T23:08:07.579213163</dc:date>
    <meta:editing-duration>PT9M59S</meta:editing-duration>
    <meta:editing-cycles>1</meta:editing-cycles>
    <meta:document-statistic meta:table-count="0" meta:image-count="0" meta:object-count="0" meta:page-count="1" meta:paragraph-count="2" meta:word-count="57" meta:character-count="403" meta:non-whitespace-character-count="346"/>
    <meta:generator>LibreOffice/6.3.5.2$Linux_X86_64 LibreOffice_project/30$Build-2</meta:generator>
  </office:meta>
</office:document-meta>
</file>